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" svg:font-family="'LM Mono 12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111111" draw:marker-start-width="0.252cm" draw:marker-end-width="0.252cm" draw:fill="solid" draw:fill-color="#ffffff" draw:textarea-horizontal-align="justify" draw:textarea-vertical-align="middle" draw:auto-grow-height="false" fo:min-height="9.876cm" fo:min-width="5.562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9.658cm" fo:min-width="8.3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6" style:family="graphic" style:parent-style-name="standard" style:list-style-name="L1">
      <style:graphic-properties svg:stroke-color="#19232d" draw:fill-color="#72bf44" draw:textarea-horizontal-align="justify" draw:textarea-vertical-align="middle" draw:auto-grow-height="false" fo:min-height="2.521cm" fo:min-width="5.342cm"/>
    </style:style>
    <style:style style:name="gr7" style:family="graphic" style:parent-style-name="standard">
      <style:graphic-properties draw:fill-color="#ffdaa2" draw:textarea-horizontal-align="justify" draw:textarea-vertical-align="middle" draw:auto-grow-height="false" fo:min-height="8.386cm" fo:min-width="8.136cm"/>
    </style:style>
    <style:style style:name="gr8" style:family="graphic" style:parent-style-name="standard">
      <style:graphic-properties draw:fill-color="#72bf44" draw:textarea-horizontal-align="justify" draw:textarea-vertical-align="middle" draw:auto-grow-height="false" fo:min-height="1.188cm" fo:min-width="0.938cm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0.828cm" fo:min-width="0.578cm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1.008cm" fo:min-width="0.938cm"/>
    </style:style>
    <style:style style:name="gr11" style:family="graphic" style:parent-style-name="standard">
      <style:graphic-properties draw:fill-color="#72bf44" draw:textarea-horizontal-align="justify" draw:textarea-vertical-align="middle" draw:auto-grow-height="false" fo:min-height="0.83cm" fo:min-width="0.757cm"/>
    </style:style>
    <style:style style:name="gr12" style:family="graphic" style:parent-style-name="standard">
      <style:graphic-properties draw:fill-color="#72bf44" draw:textarea-horizontal-align="justify" draw:textarea-vertical-align="middle" draw:auto-grow-height="false" fo:min-height="1.009cm" fo:min-width="1.118cm"/>
    </style:style>
    <style:style style:name="gr13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14" style:family="graphic" style:parent-style-name="objectwithoutfill">
      <style:graphic-properties draw:marker-end="Symmetric_20_Arrow" draw:marker-end-width="0.3cm" draw:fill="none" draw:textarea-vertical-align="middle"/>
    </style:style>
    <style:style style:name="gr15" style:family="graphic" style:parent-style-name="standard" style:list-style-name="L1">
      <style:graphic-properties svg:stroke-color="#19232d" draw:fill-color="#72bf44" draw:textarea-horizontal-align="justify" draw:textarea-vertical-align="middle" draw:auto-grow-height="false" fo:min-height="2.521cm" fo:min-width="5.34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solid" draw:stroke-dash="Fine_20_Dashed" draw:marker-end="Symmetric_20_Arrow" draw:marker-end-width="0.3cm"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FreeMono" fo:font-size="2pt" style:font-size-asian="2pt" style:font-size-complex="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M Mono 12" fo:font-size="18pt"/>
    </style:style>
    <style:style style:name="P5" style:family="paragraph">
      <loext:graphic-properties draw:fill="none" draw:fill-color="#ffffff"/>
      <style:text-properties style:font-name="LM Mono 12"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LM Mono 12"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72bf44"/>
      <style:paragraph-properties fo:margin-left="0cm" fo:margin-right="0cm" fo:margin-top="0cm" fo:margin-bottom="0cm" fo:line-height="100%" fo:text-align="center" fo:text-indent="0cm"/>
      <style:text-properties style:font-name="LM Mono 12" fo:font-size="18pt"/>
    </style:style>
    <style:style style:name="P10" style:family="paragraph">
      <loext:graphic-properties draw:fill-color="#ffdaa2"/>
      <style:paragraph-properties fo:text-align="center"/>
    </style:style>
    <style:style style:name="P11" style:family="paragraph">
      <loext:graphic-properties draw:fill-color="#72bf44"/>
      <style:paragraph-properties fo:text-align="center"/>
      <style:text-properties style:font-name="LM Mono 12" fo:font-size="18pt"/>
    </style:style>
    <style:style style:name="P12" style:family="paragraph">
      <loext:graphic-properties draw:fill-color="#ffffff"/>
    </style:style>
    <style:style style:name="T1" style:family="text">
      <style:text-properties style:font-name="FreeMono" fo:font-size="1.29999995231628pt" style:font-size-asian="1.29999995231628pt" style:font-size-complex="1.29999995231628pt"/>
    </style:style>
    <style:style style:name="T2" style:family="text">
      <style:text-properties style:font-name="FreeMono" fo:font-size="2pt" style:font-size-asian="2pt" style:font-size-complex="2pt"/>
    </style:style>
    <style:style style:name="T3" style:family="text">
      <style:text-properties style:font-name="LM Mono 12" fo:font-size="18pt"/>
    </style:style>
    <style:style style:name="T4" style:family="text">
      <style:text-properties style:font-name="LM Mono 12" fo:font-size="12pt" style:font-size-asian="12pt" style:font-size-complex="12pt"/>
    </style:style>
    <style:style style:name="T5" style:family="text">
      <style:text-properties style:font-name="LM Mono 12" fo:font-size="13pt" style:font-size-asian="13pt" style:font-size-complex="13pt"/>
    </style:style>
    <style:style style:name="T6" style:family="text">
      <style:text-properties style:font-name="LM Mono 12" fo:font-size="10.5pt" style:font-size-asian="10.5pt" style:font-size-complex="10.5pt"/>
    </style:style>
    <style:style style:name="T7" style:family="text">
      <style:text-properties style:font-name="LM Mono 12" fo:font-size="8pt" style:font-size-asian="8pt" style:font-size-complex="8pt"/>
    </style:style>
    <style:style style:name="T8" style:family="text">
      <style:text-properties style:font-name="LM Mono 12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6" draw:id="id6" draw:layer="layout" svg:width="6.096cm" svg:height="10.16cm" svg:x="1.015cm" svg:y="1.269cm">
          <text:p text:style-name="P1"><text:span text:style-name="T1">#!/bin/bash</text:span></text:p>
          <text:p text:style-name="P1"><text:span text:style-name="T1">config_location="/home/$USER/.quandenser_pipeline" <text:s/># Change depending on mac or linux</text:span></text:p>
          <text:p text:style-name="P1"><text:span text:style-name="T1">GREEN="\033[0;92m"</text:span></text:p>
          <text:p text:style-name="P1"><text:span text:style-name="T1">RED="\033[0;31m"</text:span></text:p>
          <text:p text:style-name="P1"><text:span text:style-name="T1">BLUE="\033[0;34m"</text:span></text:p>
          <text:p text:style-name="P1"><text:span text:style-name="T1">YELLOW="\033[0;93m"</text:span></text:p>
          <text:p text:style-name="P1"><text:span text:style-name="T1">RESET="\033[0m\n"</text:span></text:p>
          <text:p text:style-name="P1"><text:span text:style-name="T2"/></text:p>
          <text:p text:style-name="P1"><text:span text:style-name="T1"># Go to dir where the script lies, this allows for links to work</text:span></text:p>
          <text:p text:style-name="P1"><text:span text:style-name="T1">cd "$(dirname "$(realpath "$0")")"</text:span></text:p>
          <text:p text:style-name="P1"><text:span text:style-name="T2"/></text:p>
          <text:p text:style-name="P1"><text:span text:style-name="T1">function PIPE_read() {</text:span></text:p>
          <text:p text:style-name="P1"><text:span text:style-name="T1"><text:s text:c="2"/></text:span><text:span text:style-name="T1"># grep: -o, only get match, cut: -d'=' deliminter and get second column, tr: clear carriage return</text:span></text:p>
          <text:p text:style-name="P1"><text:span text:style-name="T1"><text:s text:c="2"/></text:span><text:span text:style-name="T1">value=$(grep -o "$1=.*" "$config_location/PIPE" | cut -d'=' -f2 | tr -d '\r')</text:span></text:p>
          <text:p text:style-name="P1"><text:span text:style-name="T1"><text:s text:c="2"/></text:span><text:span text:style-name="T1">echo $value</text:span></text:p>
          <text:p text:style-name="P1"><text:span text:style-name="T1">}</text:span></text:p>
          <text:p text:style-name="P1"><text:span text:style-name="T2"/></text:p>
          <text:p text:style-name="P1"><text:span text:style-name="T1">function PIPE_write() {</text:span></text:p>
          <text:p text:style-name="P1"><text:span text:style-name="T1"><text:s text:c="2"/></text:span><text:span text:style-name="T1">parameter="$1=.*"</text:span></text:p>
          <text:p text:style-name="P1"><text:span text:style-name="T1"><text:s text:c="2"/></text:span><text:span text:style-name="T1">value="$1=$2"</text:span></text:p>
          <text:p text:style-name="P1"><text:span text:style-name="T1"><text:s text:c="2"/></text:span><text:span text:style-name="T1"># sed: -i overwrite in file, -E = regular expressions</text:span></text:p>
          <text:p text:style-name="P1"><text:span text:style-name="T1"><text:s text:c="2"/></text:span><text:span text:style-name="T1">sed -i -E "s|${parameter}|${value}|g" "$config_location/PIPE"</text:span></text:p>
          <text:p text:style-name="P1"><text:span text:style-name="T1">}</text:span></text:p>
          <text:p text:style-name="P1"><text:span text:style-name="T2"/></text:p>
          <text:p text:style-name="P1"><text:span text:style-name="T1">function read_command() {</text:span></text:p>
          <text:p text:style-name="P1"><text:span text:style-name="T1"><text:s text:c="2"/></text:span><text:span text:style-name="T1">exit_code=$(PIPE_read "exit_code")</text:span></text:p>
          <text:p text:style-name="P1"><text:span text:style-name="T1"><text:s text:c="2"/></text:span><text:span text:style-name="T1"># Exit codes:</text:span></text:p>
          <text:p text:style-name="P1"><text:span text:style-name="T1"><text:s text:c="2"/></text:span><text:span text:style-name="T1"># 0 = run button pressed --&gt; run the nextflow pipeline</text:span></text:p>
          <text:p text:style-name="P1"><text:span text:style-name="T1"><text:s text:c="2"/></text:span><text:span text:style-name="T1"># 1 = soft exit, closed window --&gt; Do not run anything</text:span></text:p>
          <text:p text:style-name="P1"><text:span text:style-name="T1"><text:s text:c="2"/></text:span><text:span text:style-name="T1"># 2 = hard exit, python crashed --&gt; Rerun 3 times and stop if not working</text:span></text:p>
          <text:p text:style-name="P1"><text:span text:style-name="T1"><text:s text:c="2"/></text:span><text:span text:style-name="T1">echo $exit_code</text:span></text:p>
          <text:p text:style-name="P1"><text:span text:style-name="T1">}</text:span></text:p>
          <text:p text:style-name="P1"><text:span text:style-name="T2"/></text:p>
          <text:p text:style-name="P1"><text:span text:style-name="T1"># Check for help before doing anything</text:span></text:p>
          <text:p text:style-name="P1"><text:span text:style-name="T1">for var in "$@"</text:span></text:p>
          <text:p text:style-name="P1"><text:span text:style-name="T1">do</text:span></text:p>
          <text:p text:style-name="P1"><text:span text:style-name="T1"><text:s text:c="2"/></text:span><text:span text:style-name="T1">if [ "$var" = "-h" ] || [ "$var" = "--help" ]; then</text:span></text:p>
          <text:p text:style-name="P1"><text:span text:style-name="T1"><text:s text:c="4"/></text:span><text:span text:style-name="T1">echo "" <text:s/># Empty row</text:span></text:p>
          <text:p text:style-name="P1"><text:span text:style-name="T1"><text:s text:c="4"/></text:span><text:span text:style-name="T1">printf "${GREEN}Quandenser-pipeline HELP$RESET"</text:span></text:p>
          <text:p text:style-name="P1"><text:span text:style-name="T1"><text:s text:c="4"/></text:span><text:span text:style-name="T1">printf "Usage:\n"</text:span></text:p>
          <text:p text:style-name="P1"><text:span text:style-name="T1"><text:s text:c="4"/></text:span><text:span text:style-name="T1">printf "${BLUE} <text:s/>./Open_UI.sh &lt;path_to_mount&gt;$RESET"</text:span></text:p>
          <text:p text:style-name="P1"><text:span text:style-name="T1"><text:s text:c="4"/></text:span><text:span text:style-name="T1">echo "" <text:s/># Empty row</text:span></text:p>
          <text:p text:style-name="P1"><text:span text:style-name="T1"><text:s text:c="4"/></text:span><text:span text:style-name="T1">printf "Description:\n"</text:span></text:p>
          <text:p text:style-name="P1"><text:span text:style-name="T1"><text:s text:c="4"/></text:span><text:span text:style-name="T1">printf "${BLUE} <text:s/>PLACEHOLDER$RESET"</text:span></text:p>
          <text:p text:style-name="P1"><text:span text:style-name="T1"><text:s text:c="4"/></text:span><text:span text:style-name="T1">printf "Options:\n"</text:span></text:p>
          <text:p text:style-name="P1"><text:span text:style-name="T1"><text:s text:c="4"/></text:span><text:span text:style-name="T1">printf "${BLUE} <text:s/>--disable-opengl\t This will disable opengl. Can be useful if the program crashes when switching to Edit Workflow or About tab$RESET"</text:span></text:p>
          <text:p text:style-name="P1"><text:span text:style-name="T1"><text:s text:c="4"/></text:span><text:span text:style-name="T1">printf "${BLUE} <text:s/>--enable-opengl\t This will enable opengl. Can be used when the user has disabled opengl and wants to reset$RESET"</text:span></text:p>
          <text:p text:style-name="P1"><text:span text:style-name="T1"><text:s text:c="4"/></text:span><text:span text:style-name="T1">exit 0</text:span></text:p>
          <text:p text:style-name="P1"><text:span text:style-name="T1"><text:s text:c="2"/></text:span><text:span text:style-name="T1">fi</text:span></text:p>
          <text:p text:style-name="P1"><text:span text:style-name="T1">done</text:span></text:p>
          <text:p text:style-name="P1"><text:span text:style-name="T2"/></text:p>
          <text:p text:style-name="P1"><text:span text:style-name="T1"># Check if nvidia is installed</text:span></text:p>
          <text:p text:style-name="P1"><text:span text:style-name="T1">{</text:span></text:p>
          <text:p text:style-name="P1"><text:span text:style-name="T1"><text:s text:c="2"/></text:span><text:span text:style-name="T1">nvidia-smi | grep -q "Driver" &amp;&amp; graphics=" --nv"</text:span></text:p>
          <text:p text:style-name="P1"><text:span text:style-name="T1">} || { # catch</text:span></text:p>
          <text:p text:style-name="P1"><text:span text:style-name="T1"><text:s text:c="2"/></text:span><text:span text:style-name="T1">printf "${YELLOW}No nvidia drivers detected. Will use prebuilt drivers instead ${RESET}"</text:span></text:p>
          <text:p text:style-name="P1"><text:span text:style-name="T1"><text:s text:c="2"/></text:span><text:span text:style-name="T1">graphics=""</text:span></text:p>
          <text:p text:style-name="P1"><text:span text:style-name="T1">}</text:span></text:p>
          <text:p text:style-name="P1"><text:span text:style-name="T2"/></text:p>
          <text:p text:style-name="P1"><text:span text:style-name="T1"># Check if singularity is installed</text:span></text:p>
          <text:p text:style-name="P1"><text:span text:style-name="T1">{</text:span></text:p>
          <text:p text:style-name="P1"><text:span text:style-name="T1"><text:s text:c="2"/></text:span><text:span text:style-name="T1">singularity --version &amp;&amp; :</text:span></text:p>
          <text:p text:style-name="P1"><text:span text:style-name="T1">} || { # catch</text:span></text:p>
          <text:p text:style-name="P1"><text:span text:style-name="T1"><text:s text:c="2"/></text:span><text:span text:style-name="T1">while true; do</text:span></text:p>
          <text:p text:style-name="P1"><text:span text:style-name="T1"><text:s text:c="4"/></text:span><text:span text:style-name="T1">printf "${GREEN}Singularity is not installed. Y/y to install (requires sudo privileges) or N/n to cancel ${RESET}"</text:span></text:p>
          <text:p text:style-name="P1"><text:span text:style-name="T1"><text:s text:c="4"/></text:span><text:span text:style-name="T1">read accept</text:span></text:p>
          <text:p text:style-name="P1"><text:span text:style-name="T1"><text:s text:c="4"/></text:span><text:span text:style-name="T1">if [ "$accept" = "y" ] || [ "$accept" = "Y" ]; then</text:span></text:p>
          <text:p text:style-name="P1"><text:span text:style-name="T1"><text:s text:c="6"/></text:span><text:span text:style-name="T1"># NOTE: it should be possible to install for just user (aka without sudo)</text:span></text:p>
          <text:p text:style-name="P1"><text:span text:style-name="T1"><text:s text:c="6"/></text:span><text:span text:style-name="T1"># Perhaps in the future, it could be set so singularity is only installed for user --&gt; no sudo required</text:span></text:p>
          <text:p text:style-name="P1"><text:span text:style-name="T1"><text:s text:c="6"/></text:span><text:span text:style-name="T1"># However, all dependencies, such as squashfs-tools still need to be installed</text:span></text:p>
          <text:p text:style-name="P1"><text:span text:style-name="T1"><text:s text:c="6"/></text:span><text:span text:style-name="T1">printf "${GREEN}Installing Singularity${RESET}"</text:span></text:p>
          <text:p text:style-name="P1"><text:span text:style-name="T1"><text:s text:c="6"/></text:span><text:span text:style-name="T1">{ <text:s/># try</text:span></text:p>
          <text:p text:style-name="P1"><text:span text:style-name="T1"><text:s text:c="8"/></text:span><text:span text:style-name="T1">sudo apt-get update &amp;&amp; \</text:span></text:p>
          <text:p text:style-name="P1"><text:span text:style-name="T1"><text:s text:c="8"/></text:span><text:span text:style-name="T1">sudo apt-get install -y build-essential \</text:span></text:p>
          <text:p text:style-name="P1"><text:span text:style-name="T1"><text:s text:c="8"/></text:span><text:span text:style-name="T1">libssl-dev uuid-dev libgpgme11-dev libseccomp-dev pkg-config squashfs-tools git &amp;&amp; \</text:span></text:p>
          <text:p text:style-name="P1"><text:span text:style-name="T1"><text:s text:c="8"/></text:span><text:span text:style-name="T1">export VERSION=1.11.4 OS=linux ARCH=amd64 &amp;&amp; \ # change this as you need</text:span></text:p>
          <text:p text:style-name="P1"><text:span text:style-name="T1"><text:s text:c="8"/></text:span><text:span text:style-name="T1">wget -O /tmp/go${VERSION}.${OS}-${ARCH}.tar.gz https://dl.google.com/go/go${VERSION}.${OS}-${ARCH}.tar.gz &amp;&amp; \</text:span></text:p>
          <text:p text:style-name="P1"><text:span text:style-name="T1"><text:s text:c="8"/></text:span><text:span text:style-name="T1">sudo tar -C /usr/local -xzf /tmp/go${VERSION}.${OS}-${ARCH}.tar.gz &amp;&amp; \</text:span></text:p>
          <text:p text:style-name="P1"><text:span text:style-name="T1"><text:s text:c="8"/></text:span><text:span text:style-name="T1">echo 'export GOPATH=${HOME}/go' &gt;&gt; ~/.bashrc &amp;&amp; \</text:span></text:p>
          <text:p text:style-name="P1"><text:span text:style-name="T1"><text:s text:c="8"/></text:span><text:span text:style-name="T1">echo 'export PATH=/usr/local/go/bin:${PATH}:${GOPATH}/bin' &gt;&gt; ~/.bashrc &amp;&amp; \</text:span></text:p>
          <text:p text:style-name="P1"><text:span text:style-name="T1"><text:s text:c="8"/></text:span><text:span text:style-name="T1">export GOPATH=${HOME}/go &amp;&amp; \</text:span></text:p>
          <text:p text:style-name="P1"><text:span text:style-name="T1"><text:s text:c="8"/></text:span><text:span text:style-name="T1">export PATH=/usr/local/go/bin:${PATH}:${GOPATH}/bin &amp;&amp; \</text:span></text:p>
          <text:p text:style-name="P1"><text:span text:style-name="T1"><text:s text:c="8"/></text:span><text:span text:style-name="T1">source ~/.bashrc &amp;&amp; \</text:span></text:p>
          <text:p text:style-name="P1"><text:span text:style-name="T1"><text:s text:c="8"/></text:span><text:span text:style-name="T1">mkdir -p ${GOPATH}/src/github.com/sylabs &amp;&amp; \</text:span></text:p>
          <text:p text:style-name="P1"><text:span text:style-name="T1"><text:s text:c="8"/></text:span><text:span text:style-name="T1">cd ${GOPATH}/src/github.com/sylabs &amp;&amp; \</text:span></text:p>
          <text:p text:style-name="P1"><text:span text:style-name="T1"><text:s text:c="8"/></text:span><text:span text:style-name="T1">git clone https://github.com/sylabs/singularity.git &amp;&amp; \</text:span></text:p>
          <text:p text:style-name="P1"><text:span text:style-name="T1"><text:s text:c="8"/></text:span><text:span text:style-name="T1">cd singularity &amp;&amp; \</text:span></text:p>
          <text:p text:style-name="P1"><text:span text:style-name="T1"><text:s text:c="8"/></text:span><text:span text:style-name="T1">cd ${GOPATH}/src/github.com/sylabs/singularity &amp;&amp; \</text:span></text:p>
          <text:p text:style-name="P1"><text:span text:style-name="T1"><text:s text:c="8"/></text:span><text:span text:style-name="T1">./mconfig &amp;&amp; \</text:span></text:p>
          <text:p text:style-name="P1"><text:span text:style-name="T1"><text:s text:c="8"/></text:span><text:span text:style-name="T1">cd ./builddir &amp;&amp; \</text:span></text:p>
          <text:p text:style-name="P1"><text:span text:style-name="T1"><text:s text:c="8"/></text:span><text:span text:style-name="T1">make &amp;&amp; \</text:span></text:p>
          <text:p text:style-name="P1"><text:span text:style-name="T1"><text:s text:c="8"/></text:span><text:span text:style-name="T1">sudo make install &amp;&amp; \</text:span></text:p>
          <text:p text:style-name="P1"><text:span text:style-name="T1"><text:s text:c="8"/></text:span><text:span text:style-name="T1">printf "${GREEN}Singularity successfully installed${RESET}"</text:span></text:p>
          <text:p text:style-name="P1"><text:span text:style-name="T1"><text:s text:c="6"/></text:span><text:span text:style-name="T1">} || { # catch</text:span></text:p>
          <text:p text:style-name="P1"><text:span text:style-name="T1"><text:s text:c="8"/></text:span><text:span text:style-name="T1">printf "${RED}Singularity failed to install. Do you have root access? ${RESET}"</text:span></text:p>
          <text:p text:style-name="P1"><text:span text:style-name="T1"><text:s text:c="8"/></text:span><text:span text:style-name="T1">exit 1</text:span></text:p>
          <text:p text:style-name="P1"><text:span text:style-name="T1"><text:s text:c="6"/></text:span><text:span text:style-name="T1">}</text:span></text:p>
          <text:p text:style-name="P1"><text:span text:style-name="T1"><text:s text:c="6"/></text:span><text:span text:style-name="T1">break</text:span></text:p>
          <text:p text:style-name="P1"><text:span text:style-name="T1"><text:s text:c="4"/></text:span><text:span text:style-name="T1">elif [ "$accept" = "n" ] || [ "$accept" = "N" ]; then</text:span></text:p>
          <text:p text:style-name="P1"><text:span text:style-name="T1"><text:s text:c="6"/></text:span><text:span text:style-name="T1">printf "${RED}Singularity will not installed. Exiting... ${RESET}"</text:span></text:p>
          <text:p text:style-name="P1"><text:span text:style-name="T1"><text:s text:c="6"/></text:span><text:span text:style-name="T1">exit 0</text:span></text:p>
          <text:p text:style-name="P1"><text:span text:style-name="T1"><text:s text:c="4"/></text:span><text:span text:style-name="T1">else</text:span></text:p>
          <text:p text:style-name="P1"><text:span text:style-name="T1"><text:s text:c="6"/></text:span><text:span text:style-name="T1">printf "${RED}Not a valid command${RESET}"</text:span></text:p>
          <text:p text:style-name="P1"><text:span text:style-name="T1"><text:s text:c="4"/></text:span><text:span text:style-name="T1">fi</text:span></text:p>
          <text:p text:style-name="P1"><text:span text:style-name="T1"><text:s text:c="2"/></text:span><text:span text:style-name="T1">done</text:span></text:p>
          <text:p text:style-name="P1"><text:span text:style-name="T1">}</text:span></text:p>
          <text:p text:style-name="P1"><text:span text:style-name="T2"/></text:p>
          <text:p text:style-name="P1"><text:span text:style-name="T1">if [ ! -f SingulQuand.SIF ]; then</text:span></text:p>
          <text:p text:style-name="P1"><text:span text:style-name="T1"><text:s text:c="2"/></text:span><text:span text:style-name="T1">while true; do</text:span></text:p>
          <text:p text:style-name="P1"><text:span text:style-name="T1"><text:s text:c="4"/></text:span><text:span text:style-name="T1">printf "${YELLOW}Singularity container not found. Install stable from Singularity Hub? Y/y or N/n${RESET}"</text:span></text:p>
          <text:p text:style-name="P1"><text:span text:style-name="T1"><text:s text:c="4"/></text:span><text:span text:style-name="T1">read accept</text:span></text:p>
          <text:p text:style-name="P1"><text:span text:style-name="T1"><text:s text:c="4"/></text:span><text:span text:style-name="T1">if [ "$accept" = "y" ] || [ "$accept" = "Y" ]; then</text:span></text:p>
          <text:p text:style-name="P1"><text:span text:style-name="T1"><text:s text:c="6"/></text:span><text:span text:style-name="T1">printf "${GREEN}Installing Singularity container${RESET}"</text:span></text:p>
          <text:p text:style-name="P1"><text:span text:style-name="T1"><text:s text:c="6"/></text:span><text:span text:style-name="T1">{ <text:s/># try</text:span></text:p>
          <text:p text:style-name="P1"><text:span text:style-name="T1"><text:s text:c="8"/></text:span><text:span text:style-name="T1">singularity pull SingulQuand.SIF shub://statisticalbiotechnology/quandenser-pipeline &amp;&amp; \</text:span></text:p>
          <text:p text:style-name="P1"><text:span text:style-name="T1"><text:s text:c="8"/></text:span><text:span text:style-name="T1">printf "${GREEN}Singularity container successfully installed${RESET}"</text:span></text:p>
          <text:p text:style-name="P1"><text:span text:style-name="T1"><text:s text:c="6"/></text:span><text:span text:style-name="T1">} || {</text:span></text:p>
          <text:p text:style-name="P1"><text:span text:style-name="T1"><text:s text:c="8"/></text:span><text:span text:style-name="T1">printf "${RED}Downloading the container failed${RESET}"</text:span></text:p>
          <text:p text:style-name="P1"><text:span text:style-name="T1"><text:s text:c="8"/></text:span><text:span text:style-name="T1">exit 1</text:span></text:p>
          <text:p text:style-name="P1"><text:span text:style-name="T1"><text:s text:c="6"/></text:span><text:span text:style-name="T1">}</text:span></text:p>
          <text:p text:style-name="P1"><text:span text:style-name="T1"><text:s text:c="6"/></text:span><text:span text:style-name="T1">break</text:span></text:p>
          <text:p text:style-name="P1"><text:span text:style-name="T1"><text:s text:c="4"/></text:span><text:span text:style-name="T1">elif [ "$accept" = "n" ] || [ "$accept" = "N" ]; then</text:span></text:p>
          <text:p text:style-name="P1"><text:span text:style-name="T1"><text:s text:c="6"/></text:span><text:span text:style-name="T1">printf "${RED}The Singularity container will not installed. Exiting... ${RESET}"</text:span></text:p>
          <text:p text:style-name="P1"><text:span text:style-name="T1"><text:s text:c="6"/></text:span><text:span text:style-name="T1">exit 0</text:span></text:p>
          <text:p text:style-name="P1"><text:span text:style-name="T1"><text:s text:c="4"/></text:span><text:span text:style-name="T1">else</text:span></text:p>
          <text:p text:style-name="P1"><text:span text:style-name="T1"><text:s text:c="6"/></text:span><text:span text:style-name="T1">printf "${RED}Not a valid command${RESET}"</text:span></text:p>
          <text:p text:style-name="P1"><text:span text:style-name="T1"><text:s text:c="4"/></text:span><text:span text:style-name="T1">fi</text:span></text:p>
          <text:p text:style-name="P1"><text:span text:style-name="T1"><text:s text:c="2"/></text:span><text:span text:style-name="T1">done</text:span></text:p>
          <text:p text:style-name="P1"><text:span text:style-name="T1">fi</text:span></text:p>
          <text:p text:style-name="P1"><text:span text:style-name="T2"/></text:p>
          <text:p text:style-name="P1"><text:span text:style-name="T1">if (( $EUID == 0 )); then</text:span></text:p>
          <text:p text:style-name="P1"><text:span text:style-name="T1"><text:s text:c="4"/></text:span><text:span text:style-name="T1">printf "${YELLOW}You are running as root. Please run the script again as user${RESET}"</text:span></text:p>
          <text:p text:style-name="P1"><text:span text:style-name="T1"><text:s text:c="4"/></text:span><text:span text:style-name="T1">exit 0</text:span></text:p>
          <text:p text:style-name="P1"><text:span text:style-name="T1">fi</text:span></text:p>
          <text:p text:style-name="P1"><text:span text:style-name="T2"/></text:p>
          <text:p text:style-name="P1"><text:span text:style-name="T1"># Initialize pipe before trying to write, this will be automacially done with the GUI as well</text:span></text:p>
          <text:p text:style-name="P1"><text:span text:style-name="T1"># However, doing it here will allow users to add parameters without having to run and close the GUI</text:span></text:p>
          <text:p text:style-name="P1"><text:span text:style-name="T1"># The GUI will work without this</text:span></text:p>
          <text:p text:style-name="P1"><text:span text:style-name="T1">singularity exec --app quandenser_ui SingulQuand.SIF <text:s/>python -c "from utils import check_corrupt; check_corrupt('${config_location}')"</text:span></text:p>
          <text:p text:style-name="P1"><text:span text:style-name="T2"/></text:p>
          <text:p text:style-name="P1"><text:span text:style-name="T1"># Check arguments</text:span></text:p>
          <text:p text:style-name="P1"><text:span text:style-name="T1">mount_point=""</text:span></text:p>
          <text:p text:style-name="P1"><text:span text:style-name="T1">for var in "$@"</text:span></text:p>
          <text:p text:style-name="P1"><text:span text:style-name="T1">do</text:span></text:p>
          <text:p text:style-name="P1"><text:span text:style-name="T1"><text:s text:c="2"/></text:span><text:span text:style-name="T1">if [[ -d $var ]]; then <text:s/># If it is a path, add it to mount list</text:span></text:p>
          <text:p text:style-name="P1"><text:span text:style-name="T1"><text:s text:c="4"/></text:span><text:span text:style-name="T1">mount_point+=" --bind $var:$var"</text:span></text:p>
          <text:p text:style-name="P1"><text:span text:style-name="T1"><text:s text:c="2"/></text:span><text:span text:style-name="T1">elif [[ "$var" = "--disable-opengl" ]]; then <text:s/># Check if user wants to disable opengl, will remember it for next time</text:span></text:p>
          <text:p text:style-name="P1"><text:span text:style-name="T1"><text:s text:c="4"/></text:span><text:span text:style-name="T1">PIPE_write "disable-opengl" "true"</text:span></text:p>
          <text:p text:style-name="P1"><text:span text:style-name="T1"><text:s text:c="2"/></text:span><text:span text:style-name="T1">elif [[ "$var" = "--enable-opengl" ]]; then <text:s/># Check if user wants to enable opengl</text:span></text:p>
          <text:p text:style-name="P1"><text:span text:style-name="T1"><text:s text:c="4"/></text:span><text:span text:style-name="T1">PIPE_write "disable-opengl" "false"</text:span></text:p>
          <text:p text:style-name="P1"><text:span text:style-name="T1"><text:s text:c="2"/></text:span><text:span text:style-name="T1">elif [[ "$var" = "--disable-nvidia" ]]; then <text:s/># Check if user wants to disable nvidia drivers</text:span></text:p>
          <text:p text:style-name="P1"><text:span text:style-name="T1"><text:s text:c="4"/></text:span><text:span text:style-name="T1">graphics=""</text:span></text:p>
          <text:p text:style-name="P1"><text:span text:style-name="T1"><text:s text:c="2"/></text:span><text:span text:style-name="T1">fi</text:span></text:p>
          <text:p text:style-name="P1"><text:span text:style-name="T1">done</text:span></text:p>
          <text:p text:style-name="P1"><text:span text:style-name="T2"/></text:p>
          <text:p text:style-name="P1"><text:span text:style-name="T1">if [ -f $config_location/PIPE ]; then</text:span></text:p>
          <text:p text:style-name="P1"><text:span text:style-name="T1"><text:s text:c="2"/></text:span><text:span text:style-name="T1">PIPE_write "custom_mounts" "$mount_point"</text:span></text:p>
          <text:p text:style-name="P1"><text:span text:style-name="T1"><text:s text:c="2"/></text:span><text:span text:style-name="T1">PIPE_write "exit_code" "2"</text:span></text:p>
          <text:p text:style-name="P1"><text:span text:style-name="T1"><text:s text:c="2"/></text:span><text:span text:style-name="T1">PIPE_write "pwd" "$(pwd)" <text:s/># Add the current location of the SIF file, which will be used to browse files</text:span></text:p>
          <text:p text:style-name="P1"><text:span text:style-name="T1">else</text:span></text:p>
          <text:p text:style-name="P1"><text:span text:style-name="T1"><text:s text:c="2"/></text:span><text:span text:style-name="T1">printf "${YELLOW}PIPE not found. It will be created when running the GUI${RESET}" <text:s/># You should never get here</text:span></text:p>
          <text:p text:style-name="P1"><text:span text:style-name="T1">fi</text:span></text:p>
          <text:p text:style-name="P1"><text:span text:style-name="T2"/></text:p>
          <text:p text:style-name="P1"><text:span text:style-name="T1"># Initialize parameters as integer</text:span></text:p>
          <text:p text:style-name="P1"><text:span text:style-name="T1">declare -i crash_count=0</text:span></text:p>
          <text:p text:style-name="P1"><text:span text:style-name="T2"/></text:p>
          <text:p text:style-name="P1"><text:span text:style-name="T1">while true; do</text:span></text:p>
          <text:p text:style-name="P1"><text:span text:style-name="T1"><text:s text:c="2"/></text:span><text:span text:style-name="T1">singularity run --app quandenser_ui --bind $(pwd):$(pwd)$mount_point$graphics SingulQuand.SIF <text:s/># All parameters have to be close</text:span></text:p>
          <text:p text:style-name="P1"><text:span text:style-name="T1"><text:s text:c="2"/></text:span><text:span text:style-name="T1">wait</text:span></text:p>
          <text:p text:style-name="P1"><text:span text:style-name="T1"><text:s text:c="2"/></text:span><text:span text:style-name="T1">result=$(read_command)</text:span></text:p>
          <text:p text:style-name="P1"><text:span text:style-name="T1"><text:s text:c="2"/></text:span><text:span text:style-name="T1">if [ "$result" = "0" ]; then</text:span></text:p>
          <text:p text:style-name="P1"><text:span text:style-name="T1"><text:s text:c="4"/></text:span><text:span text:style-name="T1">crash_count=0 <text:s/># Reset</text:span></text:p>
          <text:p text:style-name="P1"><text:span text:style-name="T1"><text:s text:c="4"/></text:span><text:span text:style-name="T1">PIPE_write "exit_code" "2" <text:s/># Write pid to pipe</text:span></text:p>
          <text:p text:style-name="P1"><text:span text:style-name="T1"><text:s text:c="4"/></text:span><text:span text:style-name="T1">PIPE_write "started" "true"</text:span></text:p>
          <text:p text:style-name="P1"><text:span text:style-name="T1"><text:s text:c="4"/></text:span><text:span text:style-name="T1">nohup $config_location/run_quandenser.sh &lt;/dev/null &gt;/dev/null 2&gt;&amp;1 &amp; disown</text:span></text:p>
          <text:p text:style-name="P1"><text:span text:style-name="T1"><text:s text:c="4"/></text:span><text:span text:style-name="T1">pid=$!</text:span></text:p>
          <text:p text:style-name="P1"><text:span text:style-name="T1"><text:s text:c="4"/></text:span><text:span text:style-name="T1">PIPE_write "pid" $pid <text:s/># Write pid to pipe</text:span></text:p>
          <text:p text:style-name="P1"><text:span text:style-name="T1"><text:s text:c="2"/></text:span><text:span text:style-name="T1">elif [ "$result" = "1" ]; then</text:span></text:p>
          <text:p text:style-name="P1"><text:span text:style-name="T1"><text:s text:c="4"/></text:span><text:span text:style-name="T1">break</text:span></text:p>
          <text:p text:style-name="P1"><text:span text:style-name="T1"><text:s text:c="2"/></text:span><text:span text:style-name="T1">elif [ "$result" = "2" ]; then</text:span></text:p>
          <text:p text:style-name="P1"><text:span text:style-name="T1"><text:s text:c="4"/></text:span><text:span text:style-name="T1">crash_count=$crash_count+1</text:span></text:p>
          <text:p text:style-name="P1"><text:span text:style-name="T1"><text:s text:c="4"/></text:span><text:span text:style-name="T1">printf "${RED}Crash count: $crash_count, will continue until 3 crashes${RESET}"</text:span></text:p>
          <text:p text:style-name="P1"><text:span text:style-name="T1"><text:s text:c="4"/></text:span><text:span text:style-name="T1">if [ $crash_count -gt 3 ]; then</text:span></text:p>
          <text:p text:style-name="P1"><text:span text:style-name="T1"><text:s text:c="6"/></text:span><text:span text:style-name="T1">printf "${RED}The GUI crashed 3 times. Aborting${RESET}"</text:span></text:p>
          <text:p text:style-name="P1"><text:span text:style-name="T1"><text:s text:c="6"/></text:span><text:span text:style-name="T1">printf "${RED}If you are on a cluster, be aware that you need to enable the X11 server ${RESET}"</text:span></text:p>
          <text:p text:style-name="P1"><text:span text:style-name="T1"><text:s text:c="6"/></text:span><text:span text:style-name="T1">printf "${RED}by using the command ssh -X ...${RESET}"</text:span></text:p>
          <text:p text:style-name="P1"><text:span text:style-name="T1"><text:s text:c="6"/></text:span><text:span text:style-name="T1">printf "${RED}Look at the crash log in the console for additional information${RESET}"</text:span></text:p>
          <text:p text:style-name="P1"><text:span text:style-name="T1"><text:s text:c="6"/></text:span><text:span text:style-name="T1">break</text:span></text:p>
          <text:p text:style-name="P1"><text:span text:style-name="T1"><text:s text:c="4"/></text:span><text:span text:style-name="T1">fi</text:span></text:p>
          <text:p text:style-name="P1"><text:span text:style-name="T1"><text:s text:c="2"/></text:span><text:span text:style-name="T1">fi</text:span></text:p>
          <text:p text:style-name="P1"><text:span text:style-name="T1">done</text:span></text:p>
          <text:p text:style-name="P1"><text:span text:style-name="T1">cd - <text:s/># Go back to prev folder. Will work if you are using link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8.89cm" svg:height="9.908cm" svg:x="18.795cm" svg:y="1.776cm">
          <text:p text:style-name="P3"><text:span text:style-name="T3">Singularity Image</text:span></text:p>
          <text:p text:style-name="P3"><text:span text:style-name="T3">(Contains all software)</text:span></text:p>
          <draw:enhanced-geometry svg:viewBox="0 0 21600 21600" draw:type="rectangle" draw:enhanced-path="M 0 0 L 21600 0 21600 21600 0 21600 0 0 Z N"/>
        </draw:custom-shape>
        <draw:frame draw:style-name="gr3" draw:text-style-name="P5" xml:id="id1" draw:id="id1" draw:layer="layout" svg:width="7.874cm" svg:height="1.945cm" svg:x="0.507cm" svg:y="0.252cm">
          <draw:text-box>
            <text:p><text:span text:style-name="T3">Quandenser_pipeline.sh</text:span></text:p>
          </draw:text-box>
        </draw:frame>
        <draw:connector draw:style-name="gr4" draw:text-style-name="P6" draw:layer="layout" svg:x1="8.381cm" svg:y1="1.224cm" svg:x2="23.24cm" svg:y2="1.776cm" draw:start-shape="id1" draw:end-shape="id2" draw:end-glue-point="0" svg:d="M8381 1224h14859v552" svg:viewBox="0 0 14860 553">
          <text:p/>
        </draw:connector>
        <draw:frame draw:style-name="gr5" draw:text-style-name="P7" draw:layer="layout" svg:width="14.986cm" svg:height="1.377cm" svg:x="9.397cm" svg:y="0.505cm">
          <draw:text-box>
            <text:p><text:span text:style-name="T4">Downloads image from Singularity Hub and installs Singularity</text:span></text:p>
          </draw:text-box>
        </draw:frame>
        <draw:custom-shape draw:style-name="gr6" draw:text-style-name="P9" xml:id="id7" draw:id="id7" draw:layer="layout" svg:width="5.842cm" svg:height="2.771cm" svg:x="19.303cm" svg:y="2.284cm">
          <text:p text:style-name="P8"><text:span text:style-name="T5">Quandenser-pipeline</text:span></text:p>
          <text:p text:style-name="P3"><text:span text:style-name="T5">GUI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8.636cm" svg:height="8.636cm" svg:x="8.381cm" svg:y="3.0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9" draw:id="id9" draw:layer="layout" svg:width="2.032cm" svg:height="2.032cm" svg:x="11.683cm" svg:y="5.332cm">
          <text:p text:style-name="P3"><text:span text:style-name="T3">Pipe</text:span></text:p>
          <text:p text:style-name="P3"><text:span text:style-name="T3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" draw:id="id8" draw:layer="layout" svg:width="1.524cm" svg:height="1.524cm" svg:x="14.223cm" svg:y="3.3cm">
          <text:p text:style-name="P3"><text:span text:style-name="T6">NF</text:span></text:p>
          <text:p text:style-name="P3"><text:span text:style-name="T6">Config</text:span></text:p>
          <text:p text:style-name="P3"><text:span text:style-name="T6">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" draw:id="id4" draw:layer="layout" svg:width="2.032cm" svg:height="1.778cm" svg:x="14.731cm" svg:y="9.649cm">
          <text:p text:style-name="P3"><text:span text:style-name="T4">Pipeline</text:span></text:p>
          <text:p text:style-name="P3"><text:span text:style-name="T4">.n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5" draw:id="id5" draw:layer="layout" svg:width="1.777cm" svg:height="1.526cm" svg:x="8.635cm" svg:y="9.903cm">
          <text:p text:style-name="P3"><text:span text:style-name="T5">Run</text:span></text:p>
          <text:p text:style-name="P3"><text:span text:style-name="T5">.s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3" draw:id="id3" draw:layer="layout" svg:width="2.286cm" svg:height="1.779cm" svg:x="11.429cm" svg:y="9.648cm">
          <text:p text:style-name="P3"><text:span text:style-name="T5">Nextf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s" svg:x1="13.715cm" svg:y1="10.537cm" svg:x2="14.731cm" svg:y2="10.538cm" draw:start-shape="id3" draw:start-glue-point="10" draw:end-shape="id4" draw:end-glue-point="6" svg:d="M13715 10537h502l13 1h501" svg:viewBox="0 0 1017 2">
          <text:p/>
        </draw:connector>
        <draw:connector draw:style-name="gr13" draw:text-style-name="P6" draw:layer="layout" draw:type="lines" svg:x1="10.412cm" svg:y1="10.666cm" svg:x2="11.429cm" svg:y2="10.537cm" draw:start-shape="id5" draw:start-glue-point="10" draw:end-shape="id3" draw:end-glue-point="6" svg:d="M10412 10666h501l15-129h501" svg:viewBox="0 0 1018 130">
          <text:p/>
        </draw:connector>
        <draw:connector draw:style-name="gr13" draw:text-style-name="P6" draw:layer="layout" draw:type="lines" svg:x1="7.111cm" svg:y1="6.349cm" svg:x2="8.895cm" svg:y2="10.126cm" draw:start-shape="id6" draw:end-shape="id5" draw:end-glue-point="5" svg:d="M7111 6349h518l1266 3053v724" svg:viewBox="0 0 1785 3778">
          <text:p/>
        </draw:connector>
        <draw:connector draw:style-name="gr14" draw:text-style-name="P6" draw:layer="layout" draw:type="lines" svg:x1="19.303cm" svg:y1="3.669cm" svg:x2="15.747cm" svg:y2="4.062cm" draw:start-shape="id7" draw:start-glue-point="3" draw:end-shape="id8" draw:end-glue-point="10" svg:d="M19303 3669h-501l-2553 393h-502" svg:viewBox="0 0 3557 394">
          <text:p/>
        </draw:connector>
        <draw:custom-shape draw:style-name="gr15" draw:text-style-name="P9" xml:id="id10" draw:id="id10" draw:layer="layout" svg:width="5.842cm" svg:height="2.771cm" svg:x="19.303cm" svg:y="2.284cm">
          <text:p text:style-name="P8"><text:span text:style-name="T5">Quandenser-pipeline</text:span></text:p>
          <text:p text:style-name="P3"><text:span text:style-name="T5">GUI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s" svg:x1="16.763cm" svg:y1="10.538cm" svg:x2="18.795cm" svg:y2="6.73cm" draw:start-shape="id4" draw:start-glue-point="10" draw:end-shape="id2" svg:d="M16763 10538h502l1029-3808h501" svg:viewBox="0 0 2033 3809">
          <text:p/>
        </draw:connector>
        <draw:frame draw:style-name="gr3" draw:text-style-name="P5" draw:layer="layout" svg:width="5.334cm" svg:height="1.945cm" svg:x="8.635cm" svg:y="3.3cm">
          <draw:text-box>
            <text:p><text:span text:style-name="T3">Pipe directory</text:span></text:p>
            <text:p><text:span text:style-name="T7">~/.quandenser-pipeline</text:span></text:p>
          </draw:text-box>
        </draw:frame>
        <draw:frame draw:style-name="gr16" draw:text-style-name="P5" draw:layer="layout" svg:width="2.794cm" svg:height="2.19cm" svg:x="8.635cm" svg:y="7.366cm">
          <draw:text-box>
            <text:p><text:span text:style-name="T7">Run.sh triggers depending on values in PIPE file</text:span></text:p>
          </draw:text-box>
        </draw:frame>
        <draw:frame draw:style-name="gr17" draw:text-style-name="P5" draw:layer="layout" svg:width="3.81cm" svg:height="0.962cm" svg:x="9.905cm" svg:y="2.185cm">
          <draw:text-box>
            <text:p><text:span text:style-name="T8">= Calls or loads</text:span></text:p>
          </draw:text-box>
        </draw:frame>
        <draw:frame draw:style-name="gr17" draw:text-style-name="P5" draw:layer="layout" svg:width="3.81cm" svg:height="0.962cm" svg:x="15.239cm" svg:y="2.185cm">
          <draw:text-box>
            <text:p><text:span text:style-name="T8">= Modifies</text:span></text:p>
          </draw:text-box>
        </draw:frame>
        <draw:line draw:style-name="gr13" draw:text-style-name="P6" draw:layer="layout" svg:x1="8.381cm" svg:y1="2.537cm" svg:x2="9.905cm" svg:y2="2.537cm">
          <text:p/>
        </draw:line>
        <draw:line draw:style-name="gr18" draw:text-style-name="P6" draw:layer="layout" svg:x1="13.715cm" svg:y1="2.537cm" svg:x2="15.239cm" svg:y2="2.537cm">
          <text:p/>
        </draw:line>
        <draw:connector draw:style-name="gr14" draw:text-style-name="P6" draw:layer="layout" draw:type="lines" svg:x1="19.304cm" svg:y1="3.744cm" svg:x2="10.152cm" svg:y2="10.126cm" draw:end-shape="id5" draw:end-glue-point="11" svg:d="M19304 3744l-9152 5658v724" svg:viewBox="0 0 9153 6383">
          <text:p/>
        </draw:connector>
        <draw:connector draw:style-name="gr13" draw:text-style-name="P6" draw:layer="layout" draw:type="lines" draw:line-skew="-0.512cm 1.786cm" svg:x1="15.747cm" svg:y1="9.649cm" svg:x2="14.985cm" svg:y2="4.824cm" draw:start-shape="id4" draw:start-glue-point="4" draw:end-shape="id8" draw:end-glue-point="8" svg:d="M15747 9649v-1013l-762-1524v-2288" svg:viewBox="0 0 763 4826">
          <text:p/>
        </draw:connector>
        <draw:connector draw:style-name="gr14" draw:text-style-name="P6" draw:layer="layout" draw:type="lines" svg:x1="7.111cm" svg:y1="6.349cm" svg:x2="11.683cm" svg:y2="6.348cm" draw:start-shape="id6" draw:start-glue-point="1" draw:end-shape="id9" draw:end-glue-point="6" svg:d="M7111 6349h518l3553-1h501" svg:viewBox="0 0 4573 2">
          <text:p/>
        </draw:connector>
        <draw:connector draw:style-name="gr14" draw:text-style-name="P6" draw:layer="layout" draw:type="lines" draw:line-skew="0cm 0.261cm" svg:x1="19.303cm" svg:y1="3.669cm" svg:x2="13.715cm" svg:y2="6.348cm" draw:start-shape="id10" draw:end-shape="id9" draw:end-glue-point="10" svg:d="M19303 3669h-501l-4324 2679h-763" svg:viewBox="0 0 5589 2680">
          <text:p/>
        </draw:connector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2" svg:font-family="'LM Mono 12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066cm" svg:x="1cm" svg:y="4.239cm"/>
      <draw:page-thumbnail draw:layer="backgroundobjects" svg:width="8.999cm" svg:height="4.066cm" svg:x="1cm" svg:y="12.815cm"/>
      <draw:page-thumbnail draw:layer="backgroundobjects" svg:width="8.999cm" svg:height="4.066cm" svg:x="1cm" svg:y="21.391cm"/>
      <draw:page-thumbnail draw:layer="backgroundobjects" svg:width="8.999cm" svg:height="4.066cm" svg:x="11cm" svg:y="4.239cm"/>
      <draw:page-thumbnail draw:layer="backgroundobjects" svg:width="8.999cm" svg:height="4.066cm" svg:x="11cm" svg:y="12.815cm"/>
      <draw:page-thumbnail draw:layer="backgroundobjects" svg:width="8.999cm" svg:height="4.066cm" svg:x="11cm" svg:y="21.391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5cm" presentation:class="title" presentation:placeholder="true">
        <draw:text-box/>
      </draw:frame>
      <draw:frame presentation:style-name="Default-outline1" draw:layer="backgroundobjects" svg:width="25.199cm" svg:height="9.135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4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4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4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2:00:45.660758838</meta:creation-date>
    <dc:date>2019-03-28T14:39:26.875773989</dc:date>
    <meta:editing-duration>PT1H39M56S</meta:editing-duration>
    <meta:editing-cycles>40</meta:editing-cycles>
    <meta:generator>LibreOffice/6.0.7.3$Linux_X86_64 LibreOffice_project/00m0$Build-3</meta:generator>
    <meta:document-statistic meta:object-count="51"/>
  </office:meta>
</office:document-meta>
</file>